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4pt" officeooo:paragraph-rsid="000e8eac" style:font-size-asian="14pt" style:font-size-complex="14pt"/>
    </style:style>
    <style:style style:name="P2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3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e8eac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e8eac" style:font-size-asian="11pt" style:font-size-complex="11pt"/>
    </style:style>
    <style:style style:name="P7" style:family="paragraph" style:parent-style-name="Standard"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8eac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officeooo:rsid="000a3303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3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2"/>
      <text:p text:style-name="P3">INFORMATION RELATIVE A LA PROROGATION DE VOTRE DEMANDE DE PERMIS D'URBANISME</text:p>
      <text:p text:style-name="P8"/>
      <text:p text:style-name="P8"/>
      <text:p text:style-name="P9"><office:annotation><dc:creator>Gauthier Bastien</dc:creator><dc:date>2011-02-16T16:12:24</dc:date><text:p text:style-name="P13">do text if len(self.getApplicants()) &gt; 1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do text if not len(self.getApplicants()) &gt; 1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 :</text:span> <text:text-input text:description="Bien-Parcelles">licence_view.get_parcels()</text:text-input></text:p>
      <text:p text:style-name="P9"/>
      <text:p text:style-name="P9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Par la présente, nous vous informons que notre Collège Communal du <text:text-input text:description="">event.decisionDate</text:text-input><text:s/>a décidé de proroger de 30 jours le délai d'instruction de votre demande de permis et ce, conformément à l'article D.IV.46 du Code de Développement Territorial.</text:p>
      <text:p text:style-name="P9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/>
      <text:p text:style-name="P11"><office:annotation><dc:creator>Gauthier Bastien</dc:creator><dc:date>2011-01-13T14:56:41</dc:date><text:p text:style-name="P13">do text</text:p><text:p text:style-name="P13">from document(at=signatures, format='odt')</text:p></office:annotation>Import depuis signature<text:span text:style-name="T5">s</text:span>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11T13:45:38.896795809</dc:date>
    <meta:editing-duration>PT3H13M43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11" meta:character-count="964" meta:non-whitespace-character-count="883"/>
  </office:meta>
</office:document-meta>
</file>